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ompClientSupportTests.processConnectHeadersWithExplicitHeartbe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ompClientSupportTests.defaultHeartbeatValid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mpClientSupportTests.isDefaultHeartbeat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ompClientSupportTests.defaultHeartbea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ClientSupportTests.processConnectHeaders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ompClientSupportTests.trySetDefaultHeartbeat( long [ ] heartbe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